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00ea0" officeooo:paragraph-rsid="00100ea0"/>
    </style:style>
    <style:style style:name="P2" style:family="paragraph" style:parent-style-name="Standard">
      <style:text-properties fo:font-weight="bold" officeooo:rsid="00100ea0" officeooo:paragraph-rsid="00100ea0" style:font-weight-asian="bold"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Kitchen Warfare’s Cuban Bread (Tampa Style)</text:p>
      <text:p text:style-name="P1">(Note that this recipe uses a starter so to make bread tomorrow you need to start today)</text:p>
      <text:p text:style-name="P1"/>
      <text:p text:style-name="P2">Starter (enough for two batches)</text:p>
      <text:p text:style-name="P1">3/4 tsp yeast</text:p>
      <text:p text:style-name="P1">1/3 cup warm water</text:p>
      <text:p text:style-name="P1">1/3 cup all-purpose flour</text:p>
      <text:p text:style-name="P1"/>
      <text:p text:style-name="P1">Dissolve the yeast in the water in a NON-metallic bowl and let foam for a few minutes. Then add the flour and mix into a paste. Cover with plastic wrap, put it in the refrigerator and let mature for 24 hours.</text:p>
      <text:p text:style-name="P1"/>
      <text:p text:style-name="P2">Make the Dough</text:p>
      <text:p text:style-name="P1">2 cups ice water</text:p>
      <text:p text:style-name="P1">1 tablespoon salt</text:p>
      <text:p text:style-name="P1">1 tablespoon sugar</text:p>
      <text:p text:style-name="P1">1 oz lard</text:p>
      <text:p text:style-name="P1">1 oz yeast</text:p>
      <text:p text:style-name="P1">½ of the starter</text:p>
      <text:p text:style-name="P1">1 3/4+ lb AP flour</text:p>
      <text:p text:style-name="P1">You’ll also need a few feet of string soaking in water.</text:p>
      <text:p text:style-name="P1"/>
      <text:p text:style-name="P1">In a mixer bowl (w/ dough hook) combine the ice water, salt, sugar, lard, yeast and half the starter.</text:p>
      <text:p text:style-name="P1"/>
      <text:p text:style-name="P1">Add the flour and knead in mixer with dough hook until very smooth, about 6 minutes. Add more flour as is necessary to pull the dough together and it no longer sticks to the bowl. Allow to rise at room temperature until doubled.</text:p>
      <text:p text:style-name="P1"/>
      <text:p text:style-name="P1">Punch down and knead again for a few minutes until smooth. Personally I just toss it back and knead with the hook for a few minutes. Cover and allow to rise again until doubled. This rise is usually quicker than the first but just let it go until doubled.</text:p>
      <text:p text:style-name="P1"/>
      <text:p text:style-name="P1">Divide the dough into 4 pieces.</text:p>
      <text:p text:style-name="P1"/>
      <text:p text:style-name="P2">To form the loaves –</text:p>
      <text:p text:style-name="P1"/>
      <text:p text:style-name="P1">This is THE crucial step (see pictures below). Flatten the piece of dough with a few slaps of your hand (do not roll it out or press it). Fold it in half and flatten it again. Then roll it up fairly tight like a cinnamon roll. The length of each loaf depends on the size of your flat pan/oven but the key is that it should only be about an 1.25-1.5 inches in diameter. Again this is a key step. If you do not get this part right you’ll end up with the bigger Miami style bread. It has a lot more rise and the texture and crumb is more like traditional bread.</text:p>
      <text:p text:style-name="P1"/>
      <text:p text:style-name="P1">Once the loaves are formed immediately place a doubled length of string along the top of each loaf and ever so gently push it down into the dough. Very gently. This is another very crucial step. Skip this step and you won’t get Cuban bread at all.</text:p>
      <text:p text:style-name="P1"/>
      <text:p text:style-name="P1">Once you have them on the pan with the string, let them rise a 3rd time for about 10-20 minutes. Meanwhile preheat your oven to 400F.</text:p>
      <text:p text:style-name="P1"><text:soft-page-break/></text:p>
      <text:p text:style-name="P1">Bake loaves about 20-30 minutes until golden brown and tapping on the loaves gives a hollow sound.</text:p>
      <text:p text:style-name="P1"/>
      <text:p text:style-name="P1">Remove the string and enjoy!</text:p>
      <text:p text:style-name="P1"/>
      <text:p text:style-name="P2">Notes-</text:p>
      <text:p text:style-name="P1"/>
      <text:p text:style-name="P1">The 3rd rise is really crucial. If you let the formed loaves puff up you won’t get the tighter Tampa style. They rise quite a bit while baking so just let them rise slightly once you form the loaves and add the string.</text:p>
      <text:p text:style-name="P1"/>
      <text:p text:style-name="P1">Oven temp is also crucial. If they cook too slow you won’t get the crisp flaky crust. If they cook too fast then the interior will be doughy (not done). 400F degrees for about 20 minutes works for me but a bakery in Tampa told me their oven is 425F. If you’ve done everything else right and the crust is soft like a hoagie roll the oven is likely too cool.</text:p>
      <text:p text:style-name="P1"/>
      <text:p text:style-name="P1">Of course there are many variables in the flour and yeast used and humidity and temps where you live. You may have to adjust rise times esp if you see them puffing up bigger than you know Tampa bread should be. I expect it will take a few tries to get it the way you want it.</text:p>
      <text:p text:style-name="P1"/>
      <text:p text:style-name="P1">If when you taste it something seems ‘missing’ or different in the taste compared to the Cuban bread you’re used to its likely the lard. Some Tampa bakeries use it and some do not. This recipe uses a moderate amount. The lard will make the crumb heavier than some of the ‘versions’ you find in Tampa today, most notably La Segunda themselves who according to their label now use soybean oil. In addition to being heavier the lard gives the bread a distinctive taste and what you like is probably going to be what you’re used t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18T03:04:54.511603257</meta:creation-date>
    <dc:date>2017-08-18T03:10:42.418365306</dc:date>
    <meta:editing-duration>PT5M47S</meta:editing-duration>
    <meta:editing-cycles>3</meta:editing-cycles>
    <meta:generator>LibreOffice/5.3.1.2$Linux_X86_64 LibreOffice_project/30m0$Build-2</meta:generator>
    <meta:document-statistic meta:table-count="0" meta:image-count="0" meta:object-count="0" meta:page-count="2" meta:paragraph-count="31" meta:word-count="717" meta:character-count="3682" meta:non-whitespace-character-count="2995"/>
  </office:meta>
</office:document-meta>
</file>